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combine="none"/>
    </style:style>
    <style:style style:name="P2" style:family="paragraph" style:class="text">
      <style:text-properties style:text-combine="letters"/>
    </style:style>
    <style:style style:name="P3" style:family="paragraph" style:class="text">
      <style:text-properties style:text-combine="lines"/>
    </style:style>
  </office:automatic-styles>
  <office:body>
    <office:text>
      <text:p text:style-name="P1">
     This is an example of text without text combine.
   </text:p>
      <text:p text:style-name="P2">
     This is an example of text with letters combine
   </text:p>
      <text:p text:style-name="P3">
     This is an example of text with lines combine. 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